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margin-left="1.455cm" fo:margin-right="0cm" fo:text-indent="-0.635cm" style:auto-text-indent="false">
        <style:tab-stops/>
      </style:paragraph-properties>
    </style:style>
    <style:style style:name="P3" style:family="paragraph" style:parent-style-name="Standard" style:list-style-name="L2">
      <style:paragraph-properties fo:margin-left="1.588cm" fo:margin-right="0cm" fo:text-indent="-0.635cm" style:auto-text-indent="false">
        <style:tab-stops/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ott Hofman<text:tab/><text:tab/><text:tab/><text:tab/><text:tab/><text:tab/><text:tab/><text:tab/><text:tab/><text:tab/><text:tab/>23/03/12</text:p>
      <text:p text:style-name="Standard">s0943941<text:tab/><text:tab/><text:tab/><text:tab/><text:tab/><text:tab/><text:tab/><text:tab/><text:tab/><text:tab/><text:tab/>Group 12</text:p>
      <text:p text:style-name="P1"><text:span text:style-name="T1">Milestone 4</text:span></text:p>
      <text:p text:style-name="Standard"/>
      <text:p text:style-name="Standard"><text:tab/>For this milestone, I worked on two different AIs – goalkeeper AI with Callum and Lavanya and two versions of penalty AI. I assisted Matt implement arc motion, helped with intercepting the ball with the rest of the team, and debugged reaction speed with Dimo. Finally, I wrote a detailed report on the other robot’s performances.</text:p>
      <text:p text:style-name="Standard"/>
      <text:p text:style-name="Standard">High Points of Contribution:</text:p>
      <text:list xml:id="list1337273840" text:style-name="L1">
        <text:list-item>
          <text:p text:style-name="P2">The design of penalty AI. After switching from working on the vision system, adapting to working with the AI code was beneficial. The code that Callum and I worked on allowed us to score during the penalty. </text:p>
        </text:list-item>
        <text:list-item>
          <text:p text:style-name="P2">The scouting report of the friendlies. This report detailed the good and bad behaviour of the other team’s robots. This allowed us to design a strategy against the first team that we would be facing. </text:p>
        </text:list-item>
        <text:list-item>
          <text:p text:style-name="P2">Implementing the arc motion. The overall consequences of this are important for what we will be able to achieve in the future. Arcs will be needed to maintain a running in this competition, and while we haven’t been able to fully integrate arcs, it is an important part of our robot. </text:p>
        </text:list-item>
      </text:list>
      <text:p text:style-name="Standard"/>
      <text:p text:style-name="Standard">Weak Points:</text:p>
      <text:list xml:id="list1031473681" text:style-name="L2">
        <text:list-item>
          <text:p text:style-name="P3">Lack of group communication. Several times throughout the week, I attempted to improve group communication. However, I forgot about meetings that we had set, the end result being that I was out of the loop. </text:p>
        </text:list-item>
        <text:list-item>
          <text:p text:style-name="P3"><text:tab/>Time Management. With several courseworks due this week, I was unable to work as much as was needed for this milestone. I believe this is the primary reason why we had low marks for the milestone. </text:p>
        </text:list-item>
      </text:list>
      <text:p text:style-name="Standard"/>
      <text:p text:style-name="Standard">I believe I deserve a 7 for this milestone’s wor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cott Hofman</meta:initial-creator>
    <meta:creation-date>2012-03-23T14:17:29</meta:creation-date>
    <dc:date>2012-03-23T14:37:27</dc:date>
    <dc:creator>Scott Hofman</dc:creator>
    <meta:editing-duration>PT00H02M15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1" meta:paragraph-count="12" meta:word-count="279" meta:character-count="1591"/>
  </office:meta>
</office:document-meta>
</file>